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2.917cm" svg:y="0.1cm">
            <draw:object draw:notify-on-update-of-ranges="Feuille1.A1:Feuille1.A1 Feuille1.A2:Feuille1.A11 Feuille1.B1:Feuille1.B1 Feuille1.B2:Feuille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49858" calcext:value-type="float">
            <text:p>8,498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78187" calcext:value-type="float">
            <text:p>8,781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06516" calcext:value-type="float">
            <text:p>9,065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06516" calcext:value-type="float">
            <text:p>9,065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6516" calcext:value-type="float">
            <text:p>9,065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7649" calcext:value-type="float">
            <text:p>10,76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64873" calcext:value-type="float">
            <text:p>7,648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36544" calcext:value-type="float">
            <text:p>7,365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49858" calcext:value-type="float">
            <text:p>8,498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63173" calcext:value-type="float">
            <text:p>9,63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6T11:56:05.781795739</dc:date>
    <meta:document-statistic meta:table-count="1" meta:cell-count="2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46cm" svg:y="0.283cm" chart:style-name="ch2">
          <text:p>Error in function of the number of nodes in the hidden layer</text:p>
        </chart:title>
        <chart:legend chart:legend-position="end" svg:x="13.84cm" svg:y="4.187cm" style:legend-expansion="high" chart:style-name="ch3"/>
        <chart:plot-area chart:style-name="ch4" table:cell-range-address="Feuille1.A1:Feuille1.B11" chart:data-source-has-labels="row" svg:x="1.354cm" svg:y="1.316cm" svg:width="12.166cm" svg:height="6.5cm">
          <chartooo:coordinate-region svg:x="2.028cm" svg:y="1.529cm" svg:width="11.174cm" svg:height="5.613cm"/>
          <chart:axis chart:dimension="x" chart:name="primary-x" chart:style-name="ch5">
            <chart:title svg:x="6.08cm" svg:y="7.997cm" chart:style-name="ch6">
              <text:p>Number of Nodes</text:p>
            </chart:title>
          </chart:axis>
          <chart:axis chart:dimension="y" chart:name="primary-y" chart:style-name="ch5">
            <chart:title svg:x="0.451cm" svg:y="5.001cm" chart:style-name="ch7">
              <text:p>Error</text:p>
            </chart:title>
            <chart:grid chart:style-name="ch8" chart:class="major"/>
          </chart:axis>
          <chart:series chart:style-name="ch9" chart:values-cell-range-address="Feuille1.B2:Feuille1.B11" chart:label-cell-address="Feuille1.B1:Feuille1.B1" chart:class="chart:scatter">
            <chart:domain table:cell-range-address="Feuille1.A2:Feuille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rror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2:Feuille1.A11</svg:desc>
                </draw:g>
              </table:table-cell>
              <table:table-cell office:value-type="float" office:value="8.49858">
                <text:p>8.49858</text:p>
                <draw:g>
                  <svg:desc>Feuille1.B2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.78187">
                <text:p>8.78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.06516">
                <text:p>9.06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06516">
                <text:p>9.06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06516">
                <text:p>9.06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.7649">
                <text:p>10.7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64873">
                <text:p>7.64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.36544">
                <text:p>7.3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.49858">
                <text:p>8.49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.63173">
                <text:p>9.63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